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4.55pt"/>
    </style:style>
    <style:style style:name="co7" style:family="table-column">
      <style:table-column-properties fo:break-before="auto" style:column-width="138.44pt"/>
    </style:style>
    <style:style style:name="co8" style:family="table-column">
      <style:table-column-properties fo:break-before="auto" style:column-width="208.29pt"/>
    </style:style>
    <style:style style:name="co9" style:family="table-column">
      <style:table-column-properties fo:break-before="auto" style:column-width="94.71pt"/>
    </style:style>
    <style:style style:name="co10" style:family="table-column">
      <style:table-column-properties fo:break-before="auto" style:column-width="398.69pt"/>
    </style:style>
    <style:style style:name="co11" style:family="table-column">
      <style:table-column-properties fo:break-before="auto" style:column-width="375.65pt"/>
    </style:style>
    <style:style style:name="co12" style:family="table-column">
      <style:table-column-properties fo:break-before="auto" style:column-width="37.84pt"/>
    </style:style>
    <style:style style:name="co13" style:family="table-column">
      <style:table-column-properties fo:break-before="auto" style:column-width="134.25pt"/>
    </style:style>
    <style:style style:name="co14" style:family="table-column">
      <style:table-column-properties fo:break-before="auto" style:column-width="52.5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88.5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118.49pt"/>
    </style:style>
    <style:style style:name="co19" style:family="table-column">
      <style:table-column-properties fo:break-before="auto" style:column-width="69.76pt"/>
    </style:style>
    <style:style style:name="co20" style:family="table-column">
      <style:table-column-properties fo:break-before="auto" style:column-width="140.26pt"/>
    </style:style>
    <style:style style:name="co21" style:family="table-column">
      <style:table-column-properties fo:break-before="auto" style:column-width="97.51pt"/>
    </style:style>
    <style:style style:name="co22" style:family="table-column">
      <style:table-column-properties fo:break-before="auto" style:column-width="107.26pt"/>
    </style:style>
    <style:style style:name="co23" style:family="table-column">
      <style:table-column-properties fo:break-before="auto" style:column-width="78.75pt"/>
    </style:style>
    <style:style style:name="co24" style:family="table-column">
      <style:table-column-properties fo:break-before="auto" style:column-width="138.76pt"/>
    </style:style>
    <style:style style:name="co25" style:family="table-column">
      <style:table-column-properties fo:break-before="auto" style:column-width="113.24pt"/>
    </style:style>
    <style:style style:name="co26" style:family="table-column">
      <style:table-column-properties fo:break-before="auto" style:column-width="83.99pt"/>
    </style:style>
    <style:style style:name="co27" style:family="table-column">
      <style:table-column-properties fo:break-before="auto" style:column-width="167.24pt"/>
    </style:style>
    <style:style style:name="co28" style:family="table-column">
      <style:table-column-properties fo:break-before="auto" style:column-width="119.25pt"/>
    </style:style>
    <style:style style:name="co29" style:family="table-column">
      <style:table-column-properties fo:break-before="auto" style:column-width="91.5pt"/>
    </style:style>
    <style:style style:name="co30" style:family="table-column">
      <style:table-column-properties fo:break-before="auto" style:column-width="104.26pt"/>
    </style:style>
    <style:style style:name="co31" style:family="table-column">
      <style:table-column-properties fo:break-before="auto" style:column-width="96.01pt"/>
    </style:style>
    <style:style style:name="co32" style:family="table-column">
      <style:table-column-properties fo:break-before="auto" style:column-width="77.24pt"/>
    </style:style>
    <style:style style:name="co33" style:family="table-column">
      <style:table-column-properties fo:break-before="auto" style:column-width="141.25pt"/>
    </style:style>
    <style:style style:name="co34" style:family="table-column">
      <style:table-column-properties fo:break-before="auto" style:column-width="583.09pt"/>
    </style:style>
    <style:style style:name="co35" style:family="table-column">
      <style:table-column-properties fo:break-before="auto" style:column-width="63.64pt"/>
    </style:style>
    <style:style style:name="co36" style:family="table-column">
      <style:table-column-properties fo:break-before="auto" style:column-width="59.36pt"/>
    </style:style>
    <style:style style:name="co37" style:family="table-column">
      <style:table-column-properties fo:break-before="auto" style:column-width="64.49pt"/>
    </style:style>
    <style:style style:name="co38" style:family="table-column">
      <style:table-column-properties fo:break-before="auto" style:column-width="76.39pt"/>
    </style:style>
    <style:style style:name="co39" style:family="table-column">
      <style:table-column-properties fo:break-before="auto" style:column-width="37.19pt"/>
    </style:style>
    <style:style style:name="co40" style:family="table-column">
      <style:table-column-properties fo:break-before="auto" style:column-width="40.14pt"/>
    </style:style>
    <style:style style:name="co41" style:family="table-column">
      <style:table-column-properties fo:break-before="auto" style:column-width="139.15pt"/>
    </style:style>
    <style:style style:name="co42" style:family="table-column">
      <style:table-column-properties fo:break-before="auto" style:column-width="149.1pt"/>
    </style:style>
    <style:style style:name="co43" style:family="table-column">
      <style:table-column-properties fo:break-before="auto" style:column-width="220.85pt"/>
    </style:style>
    <style:style style:name="co44" style:family="table-column">
      <style:table-column-properties fo:break-before="auto" style:column-width="156.39pt"/>
    </style:style>
    <style:style style:name="co45" style:family="table-column">
      <style:table-column-properties fo:break-before="auto" style:column-width="126.4pt"/>
    </style:style>
    <style:style style:name="co46" style:family="table-column">
      <style:table-column-properties fo:break-before="auto" style:column-width="137.31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01_5f_seguridad">
      <style:table-properties table:display="true" style:writing-mode="lr-tb"/>
    </style:style>
    <style:style style:name="ta2" style:family="table" style:master-page-name="PageStyle_5f_02_5f_catalogos">
      <style:table-properties table:display="true" style:writing-mode="lr-tb"/>
    </style:style>
    <style:style style:name="ta3" style:family="table" style:master-page-name="PageStyle_5f_03_5f_socio">
      <style:table-properties table:display="true" style:writing-mode="lr-tb"/>
    </style:style>
    <style:style style:name="ta4" style:family="table" style:master-page-name="PageStyle_5f_04_5f_fedaamac">
      <style:table-properties table:display="true" style:writing-mode="lr-tb"/>
    </style:style>
    <style:style style:name="ta5" style:family="table" style:master-page-name="PageStyle_5f_05_5f_otro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66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33ff"/>
    </style:style>
    <style:style style:name="ce9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_segur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ia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_x_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_x_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d_perfil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atalogo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d_grupo</text:p>
          </table:table-cell>
          <table:table-cell office:value-type="string" calcext:value-type="string">
            <text:p>numero_grupo</text:p>
          </table:table-cell>
          <table:table-cell office:value-type="string" calcext:value-type="string">
            <text:p>nombre_responsab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0’</text:p>
          </table:table-cell>
          <table:table-cell office:value-type="string" calcext:value-type="string">
            <text:p>'FEDAAMAC’</text:p>
          </table:table-cell>
          <table:table-cell office:value-type="string" calcext:value-type="string">
            <text:p>'’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1’</text:p>
          </table:table-cell>
          <table:table-cell table:style-name="ce1" office:value-type="string" calcext:value-type="string">
            <text:p>'David López Baeza'</text:p>
          </table:table-cell>
          <table:table-cell table:style-name="ce1" office:value-type="string" calcext:value-type="string">
            <text:p>' 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’</text:p>
          </table:table-cell>
          <table:table-cell table:style-name="ce1" office:value-type="string" calcext:value-type="string">
            <text:p>'Lui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3’</text:p>
          </table:table-cell>
          <table:table-cell table:style-name="ce1" office:value-type="string" calcext:value-type="string">
            <text:p>'Auror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4’</text:p>
          </table:table-cell>
          <table:table-cell table:style-name="ce1" office:value-type="string" calcext:value-type="string">
            <text:p>'María de Jesús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’</text:p>
          </table:table-cell>
          <table:table-cell table:style-name="ce1" office:value-type="string" calcext:value-type="string">
            <text:p>'Yoland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6’</text:p>
          </table:table-cell>
          <table:table-cell table:style-name="ce1" office:value-type="string" calcext:value-type="string">
            <text:p>'María Berth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7’</text:p>
          </table:table-cell>
          <table:table-cell table:style-name="ce1" office:value-type="string" calcext:value-type="string">
            <text:p>'María Anton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8’</text:p>
          </table:table-cell>
          <table:table-cell table:style-name="ce1" office:value-type="string" calcext:value-type="string">
            <text:p>'Fernando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9’</text:p>
          </table:table-cell>
          <table:table-cell table:style-name="ce1" office:value-type="string" calcext:value-type="string">
            <text:p>'Raúl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10’</text:p>
          </table:table-cell>
          <table:table-cell table:style-name="ce1" office:value-type="string" calcext:value-type="string">
            <text:p>'Rosa Marí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1’</text:p>
          </table:table-cell>
          <table:table-cell table:style-name="ce1" office:value-type="string" calcext:value-type="string">
            <text:p>'María Teres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12’</text:p>
          </table:table-cell>
          <table:table-cell table:style-name="ce1" office:value-type="string" calcext:value-type="string">
            <text:p>'Amada Let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13’</text:p>
          </table:table-cell>
          <table:table-cell table:style-name="ce1" office:value-type="string" calcext:value-type="string">
            <text:p>'Martha Patr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14’</text:p>
          </table:table-cell>
          <table:table-cell table:style-name="ce1" office:value-type="string" calcext:value-type="string">
            <text:p>'Alicia López Baeza'</text:p>
          </table:table-cell>
          <table:table-cell table:style-name="ce1" office:value-type="string" calcext:value-type="string">
            <text:p>' ' 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ipos_soci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Socio Fundador'</text:p>
          </table:table-cell>
          <table:table-cell table:style-name="ce1" office:value-type="string" calcext:value-type="string">
            <text:p>'Socio cabeza de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ocio Ahorrador Familiar'</text:p>
          </table:table-cell>
          <table:table-cell table:style-name="ce1" office:value-type="string" calcext:value-type="string">
            <text:p>'Familiar descendiente socio <text:s/>fundado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Socio Ahorrador Externo'</text:p>
          </table:table-cell>
          <table:table-cell table:style-name="ce1" office:value-type="string" calcext:value-type="string">
            <text:p>'Socios externos que no son familiare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cuen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Contable'</text:p>
          </table:table-cell>
          <table:table-cell table:style-name="ce1" office:value-type="string" calcext:value-type="string">
            <text:p>'Para administración interna del sistem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25,50, 100, 99, 991, 992, 993, 994, 995, 996, 997, 998, 999, 987, 988, 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eguro'</text:p>
          </table:table-cell>
          <table:table-cell table:style-name="ce1" office:value-type="string" calcext:value-type="string">
            <text:p>'Cuenta de seguro por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801, 802, 803, 804, 805, 806, 807, 808, 809, 810, 811, 812, 8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Ahorro'</text:p>
          </table:table-cell>
          <table:table-cell table:style-name="ce1" office:value-type="string" calcext:value-type="string">
            <text:p>'Cuenta de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Cuenta de préstamo otorg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portación'</text:p>
          </table:table-cell>
          <table:table-cell table:style-name="ce1" office:value-type="string" calcext:value-type="string">
            <text:p>'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R'</text:p>
          </table:table-cell>
          <table:table-cell table:number-columns-repeated="2" table:style-name="ce1" office:value-type="string" calcext:value-type="string">
            <text:p>'Ret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'</text:p>
          </table:table-cell>
          <table:table-cell table:style-name="ce1" office:value-type="string" calcext:value-type="string">
            <text:p>'Pago'</text:p>
          </table:table-cell>
          <table:table-cell table:style-name="ce1" office:value-type="string" calcext:value-type="string">
            <text:p>'Pago de 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forma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Y'</text:p>
          </table:table-cell>
          <table:table-cell table:style-name="ce1" office:value-type="string" calcext:value-type="string">
            <text:p>'Inicio'</text:p>
          </table:table-cell>
          <table:table-cell table:style-name="ce1" office:value-type="string" calcext:value-type="string">
            <text:p>'Saldo <text:s/>inicial de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juste'</text:p>
          </table:table-cell>
          <table:table-cell table:style-name="ce1" office:value-type="string" calcext:value-type="string">
            <text:p>'Ajuste de sald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B'</text:p>
          </table:table-cell>
          <table:table-cell table:style-name="ce1" office:value-type="string" calcext:value-type="string">
            <text:p>'Banco'</text:p>
          </table:table-cell>
          <table:table-cell table:style-name="ce1" office:value-type="string" calcext:value-type="string">
            <text:p>'Movimiento bancar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F'</text:p>
          </table:table-cell>
          <table:table-cell table:number-columns-repeated="2" table:style-name="ce1" office:value-type="string" calcext:value-type="string">
            <text:p>'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T'</text:p>
          </table:table-cell>
          <table:table-cell table:style-name="ce1" office:value-type="string" calcext:value-type="string">
            <text:p>'Transferencia'</text:p>
          </table:table-cell>
          <table:table-cell table:style-name="ce1" office:value-type="string" calcext:value-type="string">
            <text:p>'Transferencia entre cuenta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clave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tipo_movimiento_contable</text:p>
          </table:table-cell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</table:table-row>
        <table:table-row table:style-name="ro2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'02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022’</text:p>
          </table:table-cell>
          <table:table-cell office:value-type="string" calcext:value-type="string">
            <text:p>'APORT AJUSTE’</text:p>
          </table:table-cell>
          <table:table-cell office:value-type="string" calcext:value-type="string">
            <text:p>'Aportación por ajuste especial’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3’</text:p>
          </table:table-cell>
          <table:table-cell office:value-type="string" calcext:value-type="string">
            <text:p>'APORT EFECTIVO’</text:p>
          </table:table-cell>
          <table:table-cell office:value-type="string" calcext:value-type="string">
            <text:p>'Aportación en efectivo’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4’</text:p>
          </table:table-cell>
          <table:table-cell office:value-type="string" calcext:value-type="string">
            <text:p>'APORT TRANSF'</text:p>
          </table:table-cell>
          <table:table-cell office:value-type="string" calcext:value-type="string">
            <text:p>'Aportación por transferencia'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5’</text:p>
          </table:table-cell>
          <table:table-cell table:style-name="ce1" office:value-type="string" calcext:value-type="string">
            <text:p>'COMISION POR RETIRO'</text:p>
          </table:table-cell>
          <table:table-cell table:style-name="ce1" office:value-type="string" calcext:value-type="string">
            <text:p>'Comisión ganada por retirar antes de fin de ejercicio en cuenta de ahorro'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6’</text:p>
          </table:table-cell>
          <table:table-cell table:style-name="ce1" office:value-type="string" calcext:value-type="string">
            <text:p>'TOTAL DEPOSITOS BANC'</text:p>
          </table:table-cell>
          <table:table-cell table:style-name="ce1" office:value-type="string" calcext:value-type="string">
            <text:p>'Total depósitos bancarios'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1’</text:p>
          </table:table-cell>
          <table:table-cell office:value-type="string" calcext:value-type="string">
            <text:p>'RETIRO POR COMISION’</text:p>
          </table:table-cell>
          <table:table-cell office:value-type="string" calcext:value-type="string">
            <text:p>'Retiro por comisión bancaria’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2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33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4’</text:p>
          </table:table-cell>
          <table:table-cell table:style-name="ce1" office:value-type="string" calcext:value-type="string">
            <text:p>'RETIRO P/INV BANC'</text:p>
          </table:table-cell>
          <table:table-cell table:style-name="ce1" office:value-type="string" calcext:value-type="string">
            <text:p>'Retiro para inversión bancaria'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5’</text:p>
          </table:table-cell>
          <table:table-cell table:style-name="ce1" office:value-type="string" calcext:value-type="string">
            <text:p>'ISR IDE BANCOS'</text:p>
          </table:table-cell>
          <table:table-cell table:style-name="ce1" office:value-type="string" calcext:value-type="string">
            <text:p>'ISR, IDE, en Bancos'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6’</text:p>
          </table:table-cell>
          <table:table-cell table:style-name="ce1" office:value-type="string" calcext:value-type="string">
            <text:p>'INTS S/INVERSIÓN'</text:p>
          </table:table-cell>
          <table:table-cell table:style-name="ce1" office:value-type="string" calcext:value-type="string">
            <text:p>'Intereses sin inversión'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7’</text:p>
          </table:table-cell>
          <table:table-cell table:style-name="ce1" office:value-type="string" calcext:value-type="string">
            <text:p>'TOTAL RETIROS BANC'</text:p>
          </table:table-cell>
          <table:table-cell table:style-name="ce1" office:value-type="string" calcext:value-type="string">
            <text:p>'Total de retiros bancarios'</text:p>
          </table:table-cell>
          <table:table-cell/>
        </table:table-row>
        <table:table-row table:style-name="ro2">
          <table:table-cell table:number-columns-repeated="6"/>
          <table:table-cell table:style-name="ce1" table:number-columns-repeated="2"/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1'</text:p>
          </table:table-cell>
          <table:table-cell table:style-name="ce1" office:value-type="string" calcext:value-type="string">
            <text:p>'PREM EFECTIVO'</text:p>
          </table:table-cell>
          <table:table-cell table:style-name="ce1" office:value-type="string" calcext:value-type="string">
            <text:p>'Premio entregad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042'</text:p>
          </table:table-cell>
          <table:table-cell table:style-name="ce1" office:value-type="string" calcext:value-type="string">
            <text:p>'PREM CHEQUE'</text:p>
          </table:table-cell>
          <table:table-cell table:style-name="ce1" office:value-type="string" calcext:value-type="string">
            <text:p>'Premio entregado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3'</text:p>
          </table:table-cell>
          <table:table-cell table:style-name="ce1" office:value-type="string" calcext:value-type="string">
            <text:p>'PREM AHORRO'</text:p>
          </table:table-cell>
          <table:table-cell table:style-name="ce1" office:value-type="string" calcext:value-type="string">
            <text:p>'Premio entregado en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4'</text:p>
          </table:table-cell>
          <table:table-cell table:style-name="ce1" office:value-type="string" calcext:value-type="string">
            <text:p>'REEMB COMIDA'</text:p>
          </table:table-cell>
          <table:table-cell table:style-name="ce1" office:value-type="string" calcext:value-type="string">
            <text:p>'Salida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5'</text:p>
          </table:table-cell>
          <table:table-cell table:style-name="ce1" office:value-type="string" calcext:value-type="string">
            <text:p>'INCENT FUNC'</text:p>
          </table:table-cell>
          <table:table-cell table:style-name="ce1" office:value-type="string" calcext:value-type="string">
            <text:p>'Incentivo a funcionario de FEDAAMAC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6'</text:p>
          </table:table-cell>
          <table:table-cell table:style-name="ce1" office:value-type="string" calcext:value-type="string">
            <text:p>'INCENT CTAHAB'</text:p>
          </table:table-cell>
          <table:table-cell table:style-name="ce1" office:value-type="string" calcext:value-type="string">
            <text:p>'Incentivo a cuentahabient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7'</text:p>
          </table:table-cell>
          <table:table-cell table:style-name="ce1" office:value-type="string" calcext:value-type="string">
            <text:p>'INCENT MOVS BANC'</text:p>
          </table:table-cell>
          <table:table-cell table:style-name="ce1" office:value-type="string" calcext:value-type="string">
            <text:p>'incentivo a cuentahabiente por movimien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8'</text:p>
          </table:table-cell>
          <table:table-cell table:style-name="ce1" office:value-type="string" calcext:value-type="string">
            <text:p>'NAC INTEG FAM'</text:p>
          </table:table-cell>
          <table:table-cell table:style-name="ce1" office:value-type="string" calcext:value-type="string">
            <text:p>'Incentivo por nacimiento nuevo socio familiar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9'</text:p>
          </table:table-cell>
          <table:table-cell table:style-name="ce1" office:value-type="string" calcext:value-type="string">
            <text:p>'GASTO'</text:p>
          </table:table-cell>
          <table:table-cell table:style-name="ce1" office:value-type="string" calcext:value-type="string">
            <text:p>'Gasto no contempl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50'</text:p>
          </table:table-cell>
          <table:table-cell table:style-name="ce1" office:value-type="string" calcext:value-type="string">
            <text:p>'BECA EN CHEQUE'</text:p>
          </table:table-cell>
          <table:table-cell table:style-name="ce1" office:value-type="string" calcext:value-type="string">
            <text:p>'Beca entregada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06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62’</text:p>
          </table:table-cell>
          <table:table-cell office:value-type="string" calcext:value-type="string">
            <text:p>'APORT TRANSF'</text:p>
          </table:table-cell>
          <table:table-cell office:value-type="string" calcext:value-type="string">
            <text:p>'Aportación por transferencia'</text:p>
          </table:table-cell>
          <table:table-cell table:style-name="ce3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63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abonó por prima de seguro de socio por préstamo'</text:p>
          </table:table-cell>
          <table:table-cell table:style-name="ce3"/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071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 table:style-name="ce3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72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 table:style-name="ce3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73’</text:p>
          </table:table-cell>
          <table:table-cell table:style-name="ce1" office:value-type="string" calcext:value-type="string">
            <text:p>'TOTAL RETIROS'</text:p>
          </table:table-cell>
          <table:table-cell table:style-name="ce1" office:value-type="string" calcext:value-type="string">
            <text:p>'Total de retiros'</text:p>
          </table:table-cell>
          <table:table-cell table:style-name="ce3"/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100'</text:p>
          </table:table-cell>
          <table:table-cell table:style-name="ce1" office:value-type="string" calcext:value-type="string">
            <text:p>'SALDO INICIAL'</text:p>
          </table:table-cell>
          <table:table-cell table:style-name="ce1" office:value-type="string" calcext:value-type="string">
            <text:p>'Saldo inicial de la cuent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10'</text:p>
          </table:table-cell>
          <table:table-cell table:style-name="ce1" office:value-type="string" calcext:value-type="string">
            <text:p>'DEPOSITO EFECTIVO'</text:p>
          </table:table-cell>
          <table:table-cell table:style-name="ce1" office:value-type="string" calcext:value-type="string">
            <text:p>'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20'</text:p>
          </table:table-cell>
          <table:table-cell table:style-name="ce1" office:value-type="string" calcext:value-type="string">
            <text:p>'DEPOSITO DOCTOS'</text:p>
          </table:table-cell>
          <table:table-cell table:style-name="ce1" office:value-type="string" calcext:value-type="string">
            <text:p>'Depósit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30'</text:p>
          </table:table-cell>
          <table:table-cell table:style-name="ce1" office:value-type="string" calcext:value-type="string">
            <text:p>'DEPOSITO SPEI'</text:p>
          </table:table-cell>
          <table:table-cell table:style-name="ce1" office:value-type="string" calcext:value-type="string">
            <text:p>'Depósit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40'</text:p>
          </table:table-cell>
          <table:table-cell table:style-name="ce1" office:value-type="string" calcext:value-type="string">
            <text:p>'APORT TRANSF'</text:p>
          </table:table-cell>
          <table:table-cell table:style-name="ce1" office:value-type="string" calcext:value-type="string">
            <text:p>'Aportación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60'</text:p>
          </table:table-cell>
          <table:table-cell table:style-name="ce1" office:value-type="string" calcext:value-type="string">
            <text:p>'REEMBOLSO COMIDA'</text:p>
          </table:table-cell>
          <table:table-cell table:style-name="ce1" office:value-type="string" calcext:value-type="string">
            <text:p>'Ingreso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 por pre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10'</text:p>
          </table:table-cell>
          <table:table-cell table:style-name="ce1" office:value-type="string" calcext:value-type="string">
            <text:p>'RETIRO CON CHEQUE'</text:p>
          </table:table-cell>
          <table:table-cell table:style-name="ce1" office:value-type="string" calcext:value-type="string">
            <text:p>'Retiro con document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20'</text:p>
          </table:table-cell>
          <table:table-cell table:style-name="ce1" office:value-type="string" calcext:value-type="string">
            <text:p>'RETIRO POR 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30'</text:p>
          </table:table-cell>
          <table:table-cell table:style-name="ce1" office:value-type="string" calcext:value-type="string">
            <text:p>'COMISIO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00'</text:p>
          </table:table-cell>
          <table:table-cell table:style-name="ce1" office:value-type="string" calcext:value-type="string">
            <text:p>'PRESTAMO INICIAL'</text:p>
          </table:table-cell>
          <table:table-cell table:style-name="ce1" office:value-type="string" calcext:value-type="string">
            <text:p>'Préstamo inicial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'510'</text:p>
          </table:table-cell>
          <table:table-cell table:style-name="ce1" office:value-type="string" calcext:value-type="string">
            <text:p>'PRESTAMO EFECTIVO'</text:p>
          </table:table-cell>
          <table:table-cell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20'</text:p>
          </table:table-cell>
          <table:table-cell table:style-name="ce1" office:value-type="string" calcext:value-type="string">
            <text:p>'PRESTAMO P/TRANSF'</text:p>
          </table:table-cell>
          <table:table-cell table:style-name="ce1" office:value-type="string" calcext:value-type="string">
            <text:p>'Préstam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30'</text:p>
          </table:table-cell>
          <table:table-cell table:style-name="ce1" office:value-type="string" calcext:value-type="string">
            <text:p>'TRASP POR SOBREGIRO'</text:p>
          </table:table-cell>
          <table:table-cell table:style-name="ce1" office:value-type="string" calcext:value-type="string">
            <text:p>'Traspaso por sobreg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50'</text:p>
          </table:table-cell>
          <table:table-cell table:style-name="ce1" office:value-type="string" calcext:value-type="string">
            <text:p>'RETIRO P/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 table:number-columns-repeated="3"/>
          <table:table-cell table:style-name="ce3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10'</text:p>
          </table:table-cell>
          <table:table-cell table:style-name="ce1" office:value-type="string" calcext:value-type="string">
            <text:p>'PAGO DEP EN EFECTIVO'</text:p>
          </table:table-cell>
          <table:table-cell table:style-name="ce1" office:value-type="string" calcext:value-type="string">
            <text:p>'Pago por 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20'</text:p>
          </table:table-cell>
          <table:table-cell table:style-name="ce1" office:value-type="string" calcext:value-type="string">
            <text:p>'PAGO DEP C/DOCTOS'</text:p>
          </table:table-cell>
          <table:table-cell table:style-name="ce1" office:value-type="string" calcext:value-type="string">
            <text:p>'Pag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30'</text:p>
          </table:table-cell>
          <table:table-cell table:style-name="ce1" office:value-type="string" calcext:value-type="string">
            <text:p>'PAGO POR SPEI'</text:p>
          </table:table-cell>
          <table:table-cell table:style-name="ce1" office:value-type="string" calcext:value-type="string">
            <text:p>'Pag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40'</text:p>
          </table:table-cell>
          <table:table-cell table:style-name="ce1" office:value-type="string" calcext:value-type="string">
            <text:p>'PAGO POR TRANSF'</text:p>
          </table:table-cell>
          <table:table-cell table:style-name="ce1" office:value-type="string" calcext:value-type="string">
            <text:p>'Pag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50'</text:p>
          </table:table-cell>
          <table:table-cell table:style-name="ce1" office:value-type="string" calcext:value-type="string">
            <text:p>'PAGO PARCIAL'</text:p>
          </table:table-cell>
          <table:table-cell table:style-name="ce1" office:value-type="string" calcext:value-type="string">
            <text:p>'Pago parcial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70'</text:p>
          </table:table-cell>
          <table:table-cell table:style-name="ce1" office:value-type="string" calcext:value-type="string">
            <text:p>'DEPOSITO P/TRANSF'</text:p>
          </table:table-cell>
          <table:table-cell table:style-name="ce1" office:value-type="string" calcext:value-type="string">
            <text:p>'Depósit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/>
          <table:table-cell table:number-columns-repeated="2"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cuentas_bancari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uenta_bancaria</text:p>
          </table:table-cell>
          <table:table-cell office:value-type="string" calcext:value-type="string">
            <text:p>nombre_cuenta</text:p>
          </table:table-cell>
          <table:table-cell office:value-type="string" calcext:value-type="string">
            <text:p>socio_responsable_primero</text:p>
          </table:table-cell>
          <table:table-cell office:value-type="string" calcext:value-type="string">
            <text:p>socio_responsable_segund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BBVA ARL'</text:p>
          </table:table-cell>
          <table:table-cell table:style-name="ce1" office:value-type="string" calcext:value-type="string">
            <text:p>'Ariadna Reyes López'</text:p>
          </table:table-cell>
          <table:table-cell/>
          <table:table-cell table:style-name="ce1" office:value-type="string" calcext:value-type="string">
            <text:p>'BBVA Bancomer'</text:p>
          </table:table-cell>
          <table:table-cell table:style-name="ce1" office:value-type="string" calcext:value-type="string">
            <text:p>'0104 1281 84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BMX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577 8061 726'</text:p>
          </table:table-cell>
          <table:table-cell table:style-name="ce1" office:value-type="string" calcext:value-type="string">
            <text:p>'002 1800 577 8061 7260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BMX MLB'</text:p>
          </table:table-cell>
          <table:table-cell table:style-name="ce1" office:value-type="string" calcext:value-type="string">
            <text:p>'Marcela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335 1227'</text:p>
          </table:table-cell>
          <table:table-cell table:style-name="ce1" office:value-type="string" calcext:value-type="string">
            <text:p>'002 1807 006 3351 227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HSBC GNL'</text:p>
          </table:table-cell>
          <table:table-cell table:style-name="ce1" office:value-type="string" calcext:value-type="string">
            <text:p>'Julio Enrique Nieto Mat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2 6154 76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HSBC JBS'</text:p>
          </table:table-cell>
          <table:table-cell table:style-name="ce1" office:value-type="string" calcext:value-type="string">
            <text:p>'Jesús Bautista Sern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1 2984 23'</text:p>
          </table:table-cell>
          <table:table-cell table:style-name="ce1" office:value-type="string" calcext:value-type="string">
            <text:p>'021 1800 4041 2984 233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HSBC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27 1258 97'</text:p>
          </table:table-cell>
          <table:table-cell table:style-name="ce1" office:value-type="string" calcext:value-type="string">
            <text:p>'021 1800 4027 1258 97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HSBC VCL'</text:p>
          </table:table-cell>
          <table:table-cell table:style-name="ce1" office:value-type="string" calcext:value-type="string">
            <text:p>'Verónica Carrillo López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38 4360 69'</text:p>
          </table:table-cell>
          <table:table-cell table:style-name="ce1" office:value-type="string" calcext:value-type="string">
            <text:p>'021 1800 4038 4360 69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 table:number-rows-repeated="139">
          <table:table-cell table:number-columns-repeated="9"/>
        </table:table-row>
        <table:table-row table:style-name="ro1" table:number-rows-repeated="104828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3_socio" table:style-name="ta3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'FEDAAMAC'</text:p>
          </table:table-cell>
          <table:table-cell table:number-columns-repeated="3" office:value-type="string" calcext:value-type="string">
            <text:p>'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IA EUGE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IGUEL ANGEL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COS SEBASTIA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YRA SALOME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ELV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'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VILLEGA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LUIS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L PILAR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IZABETH ADR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A VIRID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XANAT NAYELY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CASTILL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O ALONS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OROZ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RICAR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ISAAC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IANA MARIEL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QUELINE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ALMAN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GAMALIEL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CASTR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IV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MANDO'</text:p>
          </table:table-cell>
          <table:table-cell office:value-type="string" calcext:value-type="string">
            <text:p>'ORTEG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BARBARA VALERIA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ANGELICA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ROSITA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S ANGELES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GEL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PEÑA'</text:p>
          </table:table-cell>
          <table:table-cell office:value-type="string" calcext:value-type="string">
            <text:p>'DE 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URD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USAN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EN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INA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 ERNES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ARCINIEG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MATEO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DE JESU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O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ESCO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LG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LEY CAMIL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A MARI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DRE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AN PABLO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SCOT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GAR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YTTE CAROLIN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YRON DANIEL'</text:p>
          </table:table-cell>
          <table:table-cell office:value-type="string" calcext:value-type="string">
            <text:p>'GONZÁLEZ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URA VER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ISCO MONROY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BRIL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XEL ARTURO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GOM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MAURICIO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ET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SCAR IVAN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OMAR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 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TEO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GELIO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EDITH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BERTH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LIO ENRIQUE NIETO MAT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LUVIANOS'</text:p>
          </table:table-cell>
          <table:table-cell office:value-type="string" calcext:value-type="string">
            <text:p>'GALIND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AN MORONES R.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TONIO'</text:p>
          </table:table-cell>
          <table:table-cell office:value-type="string" calcext:value-type="string">
            <text:p>'MORON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ESAR IVAN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EINY SUGEY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CASTAÑED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MARTHA MAQUIVA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NNIFER DANIELA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 OSWALDO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OSA MAR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ALBERTO PENICHE BEYTIA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LUIS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ORM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ESUS BAUTISTA SERN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 FLORINA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COB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ICTE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ONATHAN MONTOYA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YELLY'</text:p>
          </table:table-cell>
          <table:table-cell office:value-type="string" calcext:value-type="string">
            <text:p>'PIÑ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ALBER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ONDR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KER ALEXANDER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HIAGO ALESSANDRO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TERES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AURELIO MUÑOZ SANJUA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KEL LEO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ERES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AUL IÑAKI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MADA LET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MARIO REYNALDO REYES RAMIREZ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JAVIER'</text:p>
          </table:table-cell>
          <table:table-cell office:value-type="string" calcext:value-type="string">
            <text:p>'ROSALES'</text:p>
          </table:table-cell>
          <table:table-cell office:value-type="string" calcext:value-type="string">
            <text:p>'BASURTO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A PAULINA'</text:p>
          </table:table-cell>
          <table:table-cell table:number-columns-repeated="2"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IAD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EJANDR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EZTLI REBEC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RA ALEJANDR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ENATA AMEYALLI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 ALEXIS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GALEAN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THA PATR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RIAM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AN HABID'</text:p>
          </table:table-cell>
          <table:table-cell office:value-type="string" calcext:value-type="string">
            <text:p>'CONTRERA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EDRO ALBERT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edaamac" table:style-name="ta4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icitudes_prest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solicitud_prestam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fecha_solicitud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tasa_interes_mensual</text:p>
          </table:table-cell>
          <table:table-cell office:value-type="string" calcext:value-type="string">
            <text:p>plazo_meses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fedaam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fedaamac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solicitud_prestamo</text:p>
          </table:table-cell>
          <table:table-cell office:value-type="string" calcext:value-type="string">
            <text:p>clave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activ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reutilizable_clave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contab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banc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bancario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x_soc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x_socio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otros" table:style-name="ta5">
        <office:forms form:automatic-focus="false" form:apply-design-mode="false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parametros_configurac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parametro_configur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lor_int</text:p>
          </table:table-cell>
          <table:table-cell office:value-type="string" calcext:value-type="string">
            <text:p>valor_float</text:p>
          </table:table-cell>
          <table:table-cell office:value-type="string" calcext:value-type="string">
            <text:p>valor_string</text:p>
          </table:table-cell>
          <table:table-cell office:value-type="string" calcext:value-type="string">
            <text:p>valor_boolean</text:p>
          </table:table-cell>
          <table:table-cell office:value-type="string" calcext:value-type="string">
            <text:p>activo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frases_celeb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frase_celebre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'La excelencia es una aspiración humana, la perfección es asunto de Di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'El dinero no da la felicidad, pero si calma los nervios. 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Un buen padre lo es por su corazón y sus entrañas, no por su cerebro. 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La felicidad se obtiene dando felicidad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El dinero no es bueno ni malo, su valor depende de quién lo gana y quien lo gasta.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'La ambición sin conocimientos, es como un barco fuera del agu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dices la verdad, no tendrás que acordarte de n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emordimiento es el primer paso para cambiar de conduc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cuanto uno tiene hijos, perdonamos a nuestros padr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hijos nos impiden lamentarnos del pasado, porque son nuestros mejores frut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buen hogar se construye, no se comp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sueños son sumamente importantes, nada se hace sin que antes se imagin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ás grandes no vencen a los más pequeños, pero los mas veloces si vencen a los más lentos 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 tiene que caer en suelo fértil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ada uno de nosotros debemos descubrir nuestro propio camino, y jamás seremos felices si seguimos el de otr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nos preocupemos de que nuestros hijos no nos escuchen, preocupémonos porque siempre nos están observand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uchísimas personas sobreestiman lo que no son y subestiman lo que so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nos despide, la naturaleza nos está diciendo que no teníamos el empleo que en verdad deseába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es algo muy singular: Le dá al ser humano tanta alegría como el amor y tanta angustia como la muer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 se tiene dinero siempre se piensa en él. Cuando se tiene dinero sólo se piensa en él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on justificables si se cometen buscando la felici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oporta el dolor de hoy. No lo acumules al de ayer, ni quieras cargar ya con el de mañan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sfruta el presente. Aprende del pasado. Sueña con el futur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lgunos no tienen de su riqueza, más que el miedo a perderl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oy es el día más bell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quivocarse, es la cosa más fác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iedo, es el obstáculo más grand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bandonarse, es el error mayo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egoísmo, es la raíz de todos los mal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rabajo, es la distracción más bella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niños, son los mejores profesore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unicarse, es la primera necesidad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útil a los demás, es lo que más hace feliz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uerte, es el misterio más grand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l humor, es el peor defect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entirosa, es la persona más peligros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encor, es el sentimiento más ruín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perdón, es el regalo más bell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gar, es lo más imprescindible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camino correcto, es la ruta más ráp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az interior, es la sensación más gra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sonrisa, es el resguardo más eficaz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optimismo, es el mejor remedi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eber cumplido, es la mayor satisfacció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Fé, es la fuerza más potente del mun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adres, son las personas más necesari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, es la cosa más bella de toda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viento favorable para el que no sabe a donde 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ser diferentes. Si somos iguales, para que habrìan de necesitarn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supiéramos comprender, no haría falta perdon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se complace en enumerar sus pesares, pero no enumera sus alegrí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ser original es difícil de encontrar pero fácil de reconoc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bueno de los ególatras, es que no hablan de los demá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sigue un empleo que te guste y no tendrás que trabajar ni un día de tu v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verdad a medias es una mentira comple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ejor regalo que podemos darle a otra persona, es nuestra atención ínteg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te presente una ventana de oportunidad, no bajes las cortini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cosa es aprender del pasado, y otra, revolcarse en é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diferencia entre una mano que ayuda y una mano que pide, es un movimiento de muñec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gran hombre es el que no pierde su corazón de niñ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cosas grandes no son por fuerza, mejores que las pequeñas...Los girasoles no son mejores que las violet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es una criatura de esperanza y de inventiva, lo que desmiente la idea de que no es posible cambiar las cos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ensar a solas es pensar a media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trimonio es algo así, como armar un edificio de juguete sin instructiv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puede sobrellevar lo malo, no vive para ver lo buen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amable es más importante que ser sabio, y entender que esto es el principio de la sabidurí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más grande que un hombre puede hacer por sus hijos, es amar a la madre de sus hij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no tienes sentido del humor, estás a merced de los demá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legancia de la honestidad no necesita adorn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empre me he inclinado a pensar bien de todo el mundo; evita muchos problem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bibliotecas son templos del aprendizaje, ha liberado a mas seres humanos que todas las guerras de la histori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 hombre posee alguna grandeza, esta sale a la luz en el libro de su trabajo cotidiano, no por luc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alabras son la pluma del corazón; la música, la pluma del alm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de los secretos de una vida feliz está en darse constantemente pequeños gust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ha alcanzado la excelencia como líder cuando la gente lo sigue a uno a todas partes, aunque sólo sea por curiosida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onestidad, por más que se practique, no se ga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uestra alma está escrita en nuestros oj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ara que el sueño, la riqueza y la salud se disfruten de verdad, es necesario interrumpi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ás vale que nos conozcan seis personas por algo de lo que estamos orgullosos, que 60 millones por algo que no esta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uele ser más fácil recuperarse de un fracaso, que formarse a partir del éxi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ngún pesimista penetró jamás los secretos de las estrellas, ni abrió un nuevo cielo al espíritu human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xtraño sería el mundo si todos tuviéramos el mismo sentido del humo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buenos modales, son algo así como las leyes de tránsito de la socie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poder en la Tierra capaz de neutralizar la influencia de una vida noble, sencilla y útil..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ambiguo y dejar todo para después, son los recursos de los débiles de espíritu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maravilloso de aprender algo es que nadie puede arrebatárnosl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o es demasiado cuidadoso, estará tan ocupado en serlo, que seguramente tropezará con alg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verdadero poder consiste en saber que sí se puede, pero no se quier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mayor peso para un ser humano que un gran potenci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acto de justicia permite cerrar el capítulo; un acto de venganza escribe un capítulo nuev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 cínico es, en el fondo un sentiment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istoria es cuestión de supervivencia Si no tuviéramos pasado, estaríamos desprovistos de la impresión de nuestro s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hombre de genio no se equivoca. Sus errores son los umbrales del descubr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ritmo al que una persona madura es directamente proporcional al grado de vergüenza que es capaz de tolera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al vez los libros sean la única magia verdader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verdad que optamos por la risa en casi todas la situaciones, con excepción de una que otra visita al dentist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u éxito al mundo le parece bien; pero no resulta como querías y no te alegra el corazón, entonces no es éxi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ilencio es oro cuando no se nos ocurre una buena respue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falta de una buena máquina del tiempo, la ficción sigue siendo el mejor vehículo para transportar a otras époc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construye puentes, puede cruzarlos una y otra vez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cuenta no es la cantidad de horas que dedicamos al trabajo, sino la cantidad de trabajo que realizamos por ho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NO PODEMOS TENERLO TODO! ¿Dónde lo guardaríamos?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malo ser tonto y tonto ser malo. Sólo es sabio el hombre que cultiva en sus sentimientos la bondad para tod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emos estar dispuestos a renunciar a la vida que teníamos pensada, para poder vivir la vida que el destino nos depa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iempo y los amigos son el mejor remedio para un corazón her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suerte se da en el ambito de la eficie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madruga... encuentra todo cerra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tras de todo hombre que triunfa... hay una mujer sorprend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 millonario pasa a mejor vida… sus herederos tambié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rabajo en equipo es esencial... te permite echarle la culpa a o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rie al ultimo... no entendio el chis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aballo regalado... lo mas probable, que sea roba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 es ciego... solo el matrimonio le devuelve la vis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reconocer nuestros errores, pero es mejor pedir perdón y perdon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libertad de manifestar lo mejor de uno no significa nada a menos que uno tenga la disposicion de hacerl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odas las sustancias quimicas son malas. Sin hidrogeno ni oxigeno, no habria agua, necesaria para la cerv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uno no sabe historia, no sabe nada: es como ser una hoja y no saber que forma parte del arbol..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hombre es hacer las cosas; no buscar pretextos para no hacer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uno cuenta de su pasado, le va dando forma a su futu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 Fe, si uno duda de nuestra mente, a veces DIOS le habla al o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riar niños es en parte una labor gozosa y en parte una guerra de guerri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comunicacion se da, cuando las partes no tienen mie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oportunidad se deja alcanzar solo por quienes la persigu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mas gusta de las ciudades, es lo que hay fuera de ell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estudiantes que no aprenden a distinguir lo que es mas importante sino hasta mucho despues de dejar la escue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on inevitables. Lo que cuenta es como responder a ell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unica manera de presentar siempre una imagen positiva es siendo honesto todo el tiemp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grandes sucesos, dependen de incidentes pequeñ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uno descubre solo, fascina mas que lo que se descubre a traves de otr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risa y el llanto son expresiones que cansan. Yo prefiero reir, porque despues hay menos que limpi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abio hace al principio, lo que el tonto hace al fina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ntaja de decir la verdad consiste en que es mucho mas probable sonar convincen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es lo mismo ser héroe, que ser triunfado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odales con los demas, no son más que el trato formal que nos damos a nosotros mis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es divertido vivir como un avaro, pero tenerlo como antepasado, es magnific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olo el corazón puede cambiar al corazón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nsidero mi cuerpo como un instrumento y no como un orna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petir es doloroso, pero da buenos resultad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ra nos empequeñece, mientras que el perdon nos obliga a crec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echa a perder a los hijos no es darles más, sino darles más, para evitar berrinch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unicos bienes intangibles son los que acumulamos en el cerebro y corazón; cuando ellos faltan nada los sustituy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ener un titulo universitario no indica que ya terminamos, sino tan solo que se esta preparado para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TRISTEZA, ¡ALEGRATE! LA VIDA ES GOZ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ENEMIGOS, ¡RECONCILIATE! LA VIDA ES PAZ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AMIGOS, ¡BUSCALOS! LA VIDA ES ENCUENTR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SOBERBIA, ¡SEPULTALA! LA VIDA ES HUMIL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DEUDAS, ¡PAGALAS! LA VIDA ES JUSTIC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PECADOS, ¡ARREPIENTETE! LA VIDA ES GRAC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ERRORES, ¡CORRIGELOS! LA VIDA ES VER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TIENES ODIO, ¡ALVIDALO! LA VIDA ES AMO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MA Y PERDONA Y SERAS FELIZ'</text:p>
          </table:table-cell>
          <table:table-cell office:value-type="string" calcext:value-type="string">
            <text:p>'San Agustín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Es mas facil desintegrar un atomo que un prejuic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felicidad es una recompensa no un log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rincipal función del tiempo es consumirse: arde sin dejar ceniz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uchas personas ven lo que aparentas ser pero pocas advierten lo que realmente er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casa, pero no un hog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 reloj, pero no el tiemp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cama, pero no el sueñ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 libro, pero no el conocimien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pagar un medico, pero no la salu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una posición, pero no el respe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puede comprar sangre, pero no la v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ráctica no nos vuelve perfectos ni tiene porque; su finalidad es darnos mas medios para enmendar los error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Ojalá que a todos nos antecediera una historia de amor!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dos clases de hombres; quienes hacen la historia y quienes la padec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ducación es la vacuna contra la viole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ilencio oportuno es la más convincente de las expresion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¡Que raro y maravilloso es ese fugaz instante en el que nos damos cuenta de que hemos descubierto a un amigo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tener aspiraciones elevadas, expectativas moderadas y necesidades pequeñ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la búsqueda de la verdad se confunde con la promoción política, el anhelo de conocimiento se reduce a pod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umildad se alcanza cuando se acepta que los obstáculos que se tienen enfrente no van a desaparece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disciplina sin libertad es tiranía, la libertad sin disciplina es ca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la pista de baile, como en la vida, uno es tan bueno como su parej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cooperación no es ausencia de conflictos, sino el medio para resolve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omprar acciones es lo mismo que ir al casino, pero sin el servicio de b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sueños pueden ser realidades. Son lo que nos guían por la vida hacía una gran felicida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errores suelen ser el puente que media entre la inexperiencia y la sabidurí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unca creas que lo evidente, es la ver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recordar que a veces el agradecimiento es una virtu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ilusión fracasada es una experiencia dolorosa; pero una vida sin ilusiones es una vida doloros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cir lo que pensamos ofrece un tema de conversación más amplio que recitar lo que sabe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ayoría prefiere pagar por entretenerse que por instruirs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n música, la vida es un viaje por el desiert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se comprende que la condición humana es la imperfección del entendimiento, es vergonzoso persistir en el erro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Otro defecto de la naturaleza humana es que todos quieren construir, pero nadie quiere encargarse del mantenimien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hombre que presume, al primero que quiere convencer de su valor, es a si mism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adultos, son niños obsoletos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habilidad es lo que permite hacer ciertas cosas. La motivación es la que lo hace. La actitud cuan bien se hac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or comprar barato, la gente esta dispuesta a pagar cualquier prec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tiempo crea héroes y destruye celebridade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nganza es tan eficaz para deshacer una ofensa, cómo el agua del mar para apagar la sed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el hombre se encuentra a si mismo, posee una mansión donde morará con dignidad todos los días de su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un segundo, el sol libera más energia que la que ha consumido la humanidad en toda su existenci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carnívoros tienen los ojos al frente los herbivoros tienen los ojos en los costados de la cab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relampagos matan a más gente que las erupciones de los volcanes y los terremot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tela de la araña es el material más resistente creado por la naturalez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cribir una carta sobre nuestra vida, a un ser querido, es un legado. "Que somos sino nuestra propia historia”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s vemos acozados por la vida, siempre es bueno rezar: "Padre nuestro… perdona nuestras ofensas”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dos personas se aman con tanta vehemencia, son capaces de destruirse a si mism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mas dejar a tus hijos cuando ya saben volar, al fin y al cabo ellos se iran. Es la ley de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tre cada frase de una oración, hay una vida de por medi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eor del complejo de inferioridad es que lo tienen las persona equivocad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ecreto de una buena vejez no es otra cosa que un pacto honrado con la soledad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menudo el comerse las palabras se convierte en una dieta equilibr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de los graves riesgos de la vida es nunca atreverse a arriesg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Es mejor dar que recibir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Mi esposa tiene un gran físico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Yo empece comiéndome las uñas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NO, a la donación de organos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Quien dijo? "La vida esta en constante movimiento"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los INFANTES disfrutan de su INFANCIA ¿Los ADULTOS disfrutan de su ADULTERIO?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AMOR por el prójimo sea nuestra meta absolu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todo lo que soñamos se transforme en realidad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ste nuestro pequeño MUNDO virtual sea cada vez mas human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PERDON y la comprensión superen las amarguras y las desavenenci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 VERDAD siempre esté por encima to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aquel que necesite ayuda encuentre en nosotros la reconfortante palabra del amig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cosas pequeñas como la envidia o el desamor sean sacadas de nuestra v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DIOS esté siempre con su mano extendida apuntando el camino correc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os CORAZONES estén siempre abiertos para nuevas amistades, nuevos amores y nuevas conquist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el CARIÑO esté presente en un simple hola o en cualquier otra frase, o digitada rápidament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alegrías estén siempre presentes y sean festejadas por tod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lágrimas sean pocas, y compartid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Que las VERDADERAS AMISTADES continúen eternas y tengan siempre un lugar especial en nuestros corazon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aría todo lo que sé, por la mitad de lo que ignoro. Descart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o vive cómo piensa, acaba pensando como vive. Gabriel Marcel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veas a un hombre bueno, trata de imitarlo; cuando veas a un hombre malo, examínate a tí mismo.'</text:p>
          </table:table-cell>
          <table:table-cell office:value-type="string" calcext:value-type="string">
            <text:p>'Confuci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do veas a un gigante, examina antes la posición del sol, no vaya a ser la sombra de un pigmeo.'</text:p>
          </table:table-cell>
          <table:table-cell office:value-type="string" calcext:value-type="string">
            <text:p>'Von Hardemberg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to más pequeño es el corazón, más odio alberga.'</text:p>
          </table:table-cell>
          <table:table-cell office:value-type="string" calcext:value-type="string">
            <text:p>'Victor Hug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on el puño cerrado no se puede intercambiar un apretón de manos.'</text:p>
          </table:table-cell>
          <table:table-cell office:value-type="string" calcext:value-type="string">
            <text:p>'Indira Gandhi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Cuando la vida te presente razones para llorar, demuéstrale que tienes mil y una razones para reí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sabiduría es reconocer la propia ignorancia'</text:p>
          </table:table-cell>
          <table:table-cell office:value-type="string" calcext:value-type="string">
            <text:p>'Sócrates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vida es aquello que te va sucediendo mientras te empeñas en hacer otros planes.'</text:p>
          </table:table-cell>
          <table:table-cell office:value-type="string" calcext:value-type="string">
            <text:p>'John Lennon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s grandes almas tienen voluntades, las débiles tan sólo deseos.'</text:p>
          </table:table-cell>
          <table:table-cell office:value-type="string" calcext:value-type="string">
            <text:p>'Proverbio Chino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Quien no comprende una mirada, tampoco comprenderá una larga explicación.'</text:p>
          </table:table-cell>
          <table:table-cell office:value-type="string" calcext:value-type="string">
            <text:p>'Proverbio Arab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os grandes hombres no son grandes a todas horas ni en todas las cosas.'</text:p>
          </table:table-cell>
          <table:table-cell office:value-type="string" calcext:value-type="string">
            <text:p>'Federico II, Emperador de Prusia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verdad cae por su propio pes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camino más seguro, es el que acaban de asalt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ingenio puede superar al conocimient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hace nada No comete err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arroja un rayo cósmico que cambia las vías de nuestras vid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speranza se aferra a cualquier objeto que flo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nadie más pobre que aquel que no reconoce las riquezas en su vi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mueve el cielo entero en aquello que nosotros somos incapaces de hace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no mueve una paja en aquello que nosotros podemos resolve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gente que vibra, sabe lo que hay que hacer y lo hace, sin esperar a que le digan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gente justa sabe que todos somos humanos y que nos podemos equivoc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rrar es humano. Colocar la culpa en otro es estratégic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creas tu propio universo durante el camin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a tu primer paso con FE, no es necesario que veas la escalera complet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 lo que somos es el resultado de nuestros pensamient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sabrÍa decir que es este poder, todo lo que sé es que este poder exis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maginación lo es todo, es una visiÓn anticipada de las atracciones de vida que vendrán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lquier cosa que la mente del hombre pueda concebir, tambien la puede alcanz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olencia es el miedo a los ideales de los demás.'</text:p>
          </table:table-cell>
          <table:table-cell office:value-type="string" calcext:value-type="string">
            <text:p>'Mahatma Gandhi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Nunca vayas a ver un médico que tenga plantas secas en su consultori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ngún pueblo cree en su gobierno. siempre están resignados'</text:p>
          </table:table-cell>
          <table:table-cell office:value-type="string" calcext:value-type="string">
            <text:p>'Octavio Paz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Dicen que el futuro está en tus sueños. Así que, vete a dorm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se muestra el camino señalando con un dedo, asi que, camina siempre adelante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niños adivinan qué personas los aman es un don natural que con el tiempo se pierd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é valiente, esfuérzate, da lo mejor de ti mismo y aparecerá en el LIBRO de tu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capacidad de servir a los demás, está en proporción a la grandeza de tu corazón y la nobleza de tus sentimient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muy difícil determinar donde fijar el límite entre no herir los sentimientos de los demás y defender lo que cre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puedo compararme con lo mejor que hacen los demás, sino con lo mejor que hago yo mism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puede hacer que alguien me ame, sino convertirme en alguien que debe am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pueden requerir años para construir la confianza y únicamente segundos para destruirla. Por eso debo cuidar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ios le da comida a todas las aves, pero no se la pone en los nid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esta vida todos hemos sido ganadores, contra millones de competid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os se quejan de no tener lo que se merecen pero nadie se queja de tener lo que no se merecen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odas las cosas ya fueron dichas pero como nadie escucha es preciso repetirl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abías que la Luna llena se presenta c/ 29 días, 12 horas, 44 minutos y 2.8 seg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a amable con el medio ambiente, no imprima los correos, a menos que sea completamente necesari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rograma para hoy: espirar, inspirar, espirar'</text:p>
          </table:table-cell>
          <table:table-cell office:value-type="string" calcext:value-type="string">
            <text:p>'Buda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La actividad vence al frío. La quietud vence al calor.'</text:p>
          </table:table-cell>
          <table:table-cell office:value-type="string" calcext:value-type="string">
            <text:p>'Lao Ts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Todos estamos de visita en este mundo. Hemos venido a observar, aprender, crecer, amar y volver a cas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uténtico conservacionista es quien sabe que el mundo no es una herencia de sus padres, sino un préstamo de sus hij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i con millones de oro se puede recobrar un solo instante de la vida. No desperdicies tiempo infructuasament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belleza, cuando está más adornada es cuando no lo está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rimero son pequeños, luego se fortalece y una vez que empiezan ya no tienen vuelta. Así son los ríos, años y amistad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undo no te debe nada, estaba antes que tú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secreto de la salud mental y corporal no es arrepentirse del pasado o preocupar por el futuro sino vivir el presen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pájaros también tienen la capacidad de construir, pero dejan el paisaje como estab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belleza no es un atributo de las cosas en sí. <text:s/>Solo existe en la mente que las contemp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que sueñan de día tienen más conocimiento de las cosas, que los que sueñan de noch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a de las grandes enfermedades, es no ser nadie para nadi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mas arriesgarte; cuando un barco avanza puede balancearse y cambiar de rumb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experiencia es un peine que te llega cuando te quedas calv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libertad es cómo la vida, sólo la merece quien sabe conquistarla todos los día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difícil no es llegar a la cima, sino, jamas dejar de sub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no puedas trotar, camina. Cuando no puedas caminar, usa el bastón, pero nunca te detenga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fuerte, sin ser rud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amable, sin ser déb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aprender a ser gentil, sin ser suav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aprender con orgullo, sin arroga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humilde, sin ser tímid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valioso, sin ser agresiv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ser agradecido, sin ser servil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Debo meditar, sin ser flojo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grandeza para entende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capacidad para retene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método y facultad para aprende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sutileza para interpreta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gracia y abundancia para habl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acierto al empezar.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, dame dirección al progresar y perfección al acab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uertas están siempre abiertas sólo para aquellos que creen en si mismos y el Poder de su Voluntad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amigos, malos o inconsecuentes pero valientes y fieles, debe haber uno en quien confiar sin dud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enemigos para que algunas veces te cuestiones tus propias certezas; habrá alguno que te haga reflexion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ser útil más no insustituible, y cuando no quede más nada, esa utilidad sea suficiente para mantenerte en pi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ser tolerante, sobre todo con los que se equivocan mucho, para que esa tolerancia sirva de ejemplo a otr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madures de prisa, y que ya maduro no insistas en rejuvenecer, y siendo viejo no te desesperes. Cada edad tiene placer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estar triste, pero solo un día al año, para que descubras que la risa constante es malsana. Sonríe a tristez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xisten seres oprimidos tratados con injusticia y seres infelices que no han descubierto la misión de la vi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acarices un perro, alimentes un pájaro y oigas el canto de un jilquero, sentirás bien por nad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lanta una semilla, por pequeña que sea, y acompañala en su crecimiento y sabrás de cuantas vidas esta hecho un árbol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alguno de tus afectos muere, es bueno llorar sin lamentarte, y sufrir sin sentirte culpabl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 bueno tener una buena pareja y que cuando esten exhaustos y sonrientes hablen sobre amor para recomenza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ersona más rica no es la que tiene más sino la que necesita meno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o vive para servir, no sirve para vivi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r flexible no significa ser débil, pues no importa cuan delicada sea una situación, siempre existen dos lad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ctuar sin pensar es como disparar sin apunt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hay un diálogo verdadero, ambos lados están dispuestos a cambi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malas hierbas ni hombres malos; sólo hay malos cultivad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ñor: ayudame a ver la otra cara de la medalla, no me dejes inculpar de traición a los demás por no pensar igual que y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cooperación no es ausencia de conflictos, sino el medio para resolverlo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obreza esta más cerca del amor porque el dinero nos distrae con muchas cosas y nos aleja; nos hace desconfiado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tantas cosas por gozar y nuestro paso por la tierra es tan corto que sufrir o reñir es una pérdida de tiemp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bosque sería muy triste si solo cantasen los pájaros que mejor lo hace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los políticos y a los pañales hay que cambiarlos seguido… y por las mismas razones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or corto que sea el camino… quien pisa fuerte deja huell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que convierte la vida en bendición no es hacer lo que nos gusta sino que nos guste lo que hacemos.'</text:p>
          </table:table-cell>
          <table:table-cell office:value-type="string" calcext:value-type="string">
            <text:p>'Goethe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A fin de que seas mejor, purifícate todos los dias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las flores les pedimos que tengan perfume, a los hombres educació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 nadie le duele la cabeza cuando consuela a o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no es justa, pero aún así es buen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tengas duda, sólo toma el siguiente paso pequeñ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es demasiado corta para perder el tiempo odiando a alguien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u trabajo no te cuidará cuando estés enfermo. Tus amigos y familia sí. Mantente en contact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iquida tus tarjetas de crédito cada mes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ienes que ganar cada discusión. Debes estar de acuerdo en no estar de acuerdo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lora con alguien. Alivia más que llorar sol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sta bien si te enojas con Dios. Él lo puede soportar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horra para el retiro comenzando con tu primer cheque de nómin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Para alcanzar algo que nunca has tenido, tendras que hacer algo que nunca hicis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Dios te quita aquello que tenías agarrado, Él no esta castigándote, sino simplemente te prepara para algo mejor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tas puertas dejamos de abrir por el miedo de arriesg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igo necesita ser honrado cuando esta, valorado cuando no esta y asistido cuando lo necesite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Tener la conciencia limpia… Es signo de mala memori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nero no hace la felicidad… la compra ya hech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amor eterno dura tres meses… o cuatr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gente tan pobre que solamente tiene diner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 hombre sabio siempre piensa lo que dice y nunca dice lo que piens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un mundo mejor… pero es carísim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erdadera felicidad esta en las pequeñas cosas: Una pequeña mansión, un pequeño yate, una pequeña fortun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i buscas una mano dispuesta a ayudarte la encontrarás al final de tu braz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nteligencia me persigue, pero yo soy más rápido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te tomes la vida en serio, al fin y al cabo, no saldrás vivo de ell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 triste no es ir al cementerio, sino quedarse en él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que nace pobre y feo, tiene grandes posibilidades de que se le desarrollen ambas condicione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uye de las tentaciones, despacio, para que puedan alcanzarte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dejes que te afecten las palabras necias ni los prejuicios. No te compares con los demá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mar no es solamente querer, es, sobretodo, comprender. Françoise Sagan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No hay grandeza donde falta la sencillez la bondad y la verdad León Tolstoi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Vive tu vida de tal manera que cuando salgas de la cama, el diablo diga: ¡En la madre… ya se levantó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vivir ligero porque el tiempo de morir está fijado. Ernest Hemingway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buscar caminos que no hayan sido transitados antes. Eduardo Chillid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e gusta la gente que vibra, que no necesita que le digan que hacer, sino que sabe que tiene que hacer, y lo hace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un médico se equivoca, la solución es echarle tierra al asun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música japonesa es… una tortura chin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eco siempre dice la última palabra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n los aviones se pasa el tiempo volando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mosquitos mueren entre aplausos <text:s/>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e vende la farmacia cuando ya no hay más remedi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japoneses quieren abrirle los ojos al mun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rreglar los problémas económicos es fácil, lo único que se necesita es dinero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Antes de poner en duda el buen juicio de tu mujer, fíjate con quien se ha casado ella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Uno está enamorado cuando se da cuenta de que la otra persona es única.'</text:p>
          </table:table-cell>
          <table:table-cell office:value-type="string" calcext:value-type="string">
            <text:p>'Jorge Luis Borges’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'No te compares con los demás porque siempre habrá alguien mas grande o más pequeño que tú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Ríe con fuerza, ama con sinceridad y perdona rápidamente, ¡Quien sabe si tendrás otra oportunidad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Vive mientras estés vivo, perdona ahora, a aquellos que te hacen llorar, ¡Quien sabe si tendrás otra oportunidad!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vida es muy corta para hacer dramas por cosas sin importanci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palabras que no van seguidas de hechos, no valen nada.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perfección es una pulida colección de errore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s ventajas del nudismo saltan a la vist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Sólo quien ha comido ajo puede darnos una palabra de alient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Morir es como dormir pero sin levantarse a orina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a inactividad sexual es peligrosa, produce cuerno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oy en día la fidelidad sólo se ve en los equipos de sonido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estudiantes que les apena ir al hipódromo y ver que hasta los caballos logran terminar su carrera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negocio más expuesto a la quiebra es la cristalería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matrimonio es como las libretas de ahorro: De tanto meter y sacar se pierde el interés.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El diabético no puede ir de Luna de Miel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Cuando todo sube, lo único que baja es la ropa interior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Hay que trabajar ocho horas y dormir ocho, pero no las mismas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Los japoneses no miran, sospechan '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'¿Cuál es el animal que después de muerto dá muchas vueltas? El pollo rostizado'</text:p>
          </table:table-cell>
          <table:table-cell table:number-columns-repeated="5"/>
        </table:table-row>
        <table:table-row table:style-name="ro1" table:number-rows-repeated="10481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JEMPLOS" table:style-name="ta6">
        <office:forms form:automatic-focus="false" form:apply-design-mode="false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tipos_movimientos_contables</text:p>
          </table:table-cell>
          <table:table-cell office:value-type="string" calcext:value-type="string">
            <text:p>formas_movimientos_contabl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TA</text:p>
          </table:table-cell>
          <table:table-cell office:value-type="string" calcext:value-type="string">
            <text:p>APREPA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ON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YO FUNERARIO SOCIO 1</text:p>
          </table:table-cell>
          <table:table-cell office:value-type="string" calcext:value-type="string">
            <text:p>PAGO ESQUELAS DLB</text:p>
          </table:table-cell>
          <table:table-cell office:value-type="string" calcext:value-type="string">
            <text:p>PREMIO AHO SOCIO 256</text:p>
          </table:table-cell>
          <table:table-cell office:value-type="string" calcext:value-type="string">
            <text:p>PREMIO EFECT SOCIO 256</text:p>
          </table:table-cell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TIRO PARA TRANSFERENCI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office:value-type="string" calcext:value-type="string">
            <text:p>INCENTIVO CTA GMF</text:p>
          </table:table-cell>
          <table:table-cell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TIRO C/CHEQ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RETIROS BANCARI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GO DEP EN EFECTIVO</text:p>
          </table:table-cell>
          <table:table-cell office:value-type="string" calcext:value-type="string">
            <text:p>PAGO POR INTERNET</text:p>
          </table:table-cell>
          <table:table-cell table:number-columns-repeated="2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GO POR TRANSFERENCIA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STAMO</text:p>
          </table:table-cell>
          <table:table-cell office:value-type="string" calcext:value-type="string">
            <text:p>PRESTAMO GASTOS MEDICO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2" calcext:value-type="float">
            <text:p>992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DEPOSITOS BANCARI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-121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ESTAMO P/TRANSFERENCIA</text:p>
          </table:table-cell>
          <table:table-cell office:value-type="string" calcext:value-type="string">
            <text:p>RETIRO P/TRANSFERENCIA</text:p>
          </table:table-cell>
          <table:table-cell office:value-type="string" calcext:value-type="string">
            <text:p><text:s/>(unificacion)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ISR DE BANC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P/TRANSFER</text:p>
          </table:table-cell>
          <table:table-cell office:value-type="string" calcext:value-type="string">
            <text:p>PREMIO AHORRO RIFA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RIFA ASAMBL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C/DOCT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EN EFE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POR INTERNET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BONO POR COMISION</text:p>
          </table:table-cell>
          <table:table-cell/>
          <table:table-cell office:value-type="string" calcext:value-type="string">
            <text:p>Socio 09, 49</text:p>
          </table:table-cell>
          <table:table-cell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22:22:24.628171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_5f_socio" style:display-name="PageStyle_03_so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seguridad" style:display-name="PageStyle_01_segurid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catalogos" style:display-name="PageStyle_02_cat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otros" style:display-name="PageStyle_05_o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fedaamac" style:display-name="PageStyle_04_fedaam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7-09T06:46:36</meta:creation-date>
    <dc:date>2017-10-28T00:19:40.324056752</dc:date>
    <meta:generator>LibreOffice/5.1.6.2.0$Linux_X86_64 LibreOffice_project/10$Build-2</meta:generator>
    <meta:editing-duration>PT6H4M22S</meta:editing-duration>
    <meta:editing-cycles>46</meta:editing-cycles>
    <meta:document-statistic meta:table-count="6" meta:cell-count="24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